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27518D225D738816.png" manifest:media-type="image/png"/>
  <manifest:file-entry manifest:full-path="Pictures/100002010000012C0000012CC898708944498366.png" manifest:media-type="image/png"/>
  <manifest:file-entry manifest:full-path="Pictures/100002010000012C0000012C6E477E94EF2939AC.png" manifest:media-type="image/png"/>
  <manifest:file-entry manifest:full-path="Pictures/100002010000012C0000012C01A21FE617D215F5.png" manifest:media-type="image/png"/>
  <manifest:file-entry manifest:full-path="Pictures/100002010000008C0000008C42684B29062392DB.png" manifest:media-type="image/png"/>
  <manifest:file-entry manifest:full-path="Pictures/100002010000008C0000008C57D3BF3045A544C5.png" manifest:media-type="image/png"/>
  <manifest:file-entry manifest:full-path="Pictures/10000201000000C8000000C87E79F50C8BB63F44.png" manifest:media-type="image/png"/>
  <manifest:file-entry manifest:full-path="Pictures/100002010000012C0000012C1B11CF7586A46148.png" manifest:media-type="image/png"/>
  <manifest:file-entry manifest:full-path="Pictures/100002010000012C0000012C9ADEDEB253D2D216.png" manifest:media-type="image/png"/>
  <manifest:file-entry manifest:full-path="Pictures/100002010000012C0000012CAAB07056CA74EB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8.62cm" fo:min-width="22.177cm" fo:padding-top="0.254cm" fo:padding-bottom="0.127cm" fo:padding-left="1.27cm" fo:padding-right="0.254cm" fo:wrap-option="wrap"/>
    </style:style>
    <style:style style:name="gr3" style:family="graphic" style:parent-style-name="standard" style:list-style-name="L2">
      <style:graphic-properties draw:stroke="solid" svg:stroke-width="0.035cm" svg:stroke-color="#1d8900" draw:stroke-linejoin="miter" draw:fill="none" draw:textarea-vertical-align="top" draw:auto-grow-height="false" draw:fit-to-size="false" style:shrink-to-fit="false" fo:min-height="17.294cm" fo:min-width="21.78cm" fo:padding-top="0.254cm" fo:padding-bottom="0.127cm" fo:padding-left="1.27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2.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9.2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withoutfill">
      <style:graphic-properties draw:stroke="solid" svg:stroke-width="0.035cm" svg:stroke-color="#545b64" draw:marker-start-width="0.252cm" draw:marker-end="msArrowOpenEnd_20_4_20_35" draw:marker-end-width="0.297cm" draw:stroke-linejoin="miter" draw:fill="none" draw:textarea-vertical-align="top" draw:auto-grow-height="false" fo:min-width="9.2cm" fo:padding-top="0.142cm" fo:padding-bottom="0.142cm" fo:padding-left="0.267cm" fo:padding-right="0.267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1d89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32f3e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d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32f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32f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Graphic 9" draw:style-name="gr1" draw:text-style-name="P1" draw:layer="layout" svg:width="0.916cm" svg:height="0.916cm" svg:x="5cm" svg:y="1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2" draw:text-style-name="P3" draw:layer="layout" svg:width="23.7cm" svg:height="19cm" svg:x="5cm" svg:y="1cm">
          <text:p text:style-name="P2"><text:span text:style-name="T1">AWS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" draw:text-style-name="P3" draw:layer="layout" svg:width="23.303cm" svg:height="17.674cm" svg:x="5.197cm" svg:y="2.126cm">
          <text:p text:style-name="P2"><text:span text:style-name="T2">V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6" draw:style-name="gr1" draw:text-style-name="P1" draw:layer="layout" svg:width="0.916cm" svg:height="0.916cm" svg:x="5.197cm" svg:y="2.126cm">
          <draw:image xlink:href="Pictures/100002010000008C0000008C57D3BF3045A544C5.png" xlink:type="simple" xlink:show="embed" xlink:actuate="onLoad">
            <text:p/>
          </draw:image>
        </draw:frame>
        <draw:frame draw:name="Graphic 49" draw:style-name="gr1" draw:text-style-name="P1" draw:layer="layout" svg:width="1.304cm" svg:height="1.304cm" svg:x="2.259cm" svg:y="7.989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4" draw:text-style-name="P5" draw:layer="layout" svg:width="2.979cm" svg:height="0.843cm" svg:x="1.421cm" svg:y="9.457cm">
          <text:p text:style-name="P4"><text:span text:style-name="T3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" draw:text-style-name="P5" draw:layer="layout" svg:width="6.393cm" svg:height="0.843cm" svg:x="21.807cm" svg:y="17.157cm">
          <text:p text:style-name="P4"><text:span text:style-name="T4">Amazon 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1.975cm" svg:height="1.975cm" svg:x="24.016cm" svg:y="15.025cm">
          <draw:image xlink:href="Pictures/100002010000012C0000012C01A21FE617D215F5.png" xlink:type="simple" xlink:show="embed" xlink:actuate="onLoad">
            <text:p/>
          </draw:image>
        </draw:frame>
        <draw:custom-shape draw:name="TextBox 28" draw:style-name="gr6" draw:text-style-name="P5" draw:layer="layout" svg:width="6.393cm" svg:height="0.843cm" svg:x="11.807cm" svg:y="17.157cm">
          <text:p text:style-name="P4"><text:span text:style-name="T4">Amazon API 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14.016cm" svg:y="15.007cm">
          <draw:image xlink:href="Pictures/100002010000012C0000012C9ADEDEB253D2D216.png" xlink:type="simple" xlink:show="embed" xlink:actuate="onLoad">
            <text:p/>
          </draw:image>
        </draw:frame>
        <draw:custom-shape draw:name="TextBox 29" draw:style-name="gr7" draw:text-style-name="P5" draw:layer="layout" svg:width="6.393cm" svg:height="0.843cm" svg:x="4.807cm" svg:y="9.15cm">
          <text:p text:style-name="P4"><text:span text:style-name="T4">Amazon CloudFro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7.016cm" svg:y="7cm">
          <draw:image xlink:href="Pictures/100002010000012C0000012CAAB07056CA74EB88.png" xlink:type="simple" xlink:show="embed" xlink:actuate="onLoad">
            <text:p/>
          </draw:image>
        </draw:frame>
        <draw:custom-shape draw:name="TextBox 30" draw:style-name="gr8" draw:text-style-name="P5" draw:layer="layout" svg:width="6.393cm" svg:height="0.843cm" svg:x="11.807cm" svg:y="5.15cm">
          <text:p text:style-name="P4"><text:span text:style-name="T4">Amazon Route 5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" draw:style-name="gr1" draw:text-style-name="P1" draw:layer="layout" svg:width="1.975cm" svg:height="1.975cm" svg:x="14.016cm" svg:y="3cm">
          <draw:image xlink:href="Pictures/100002010000012C0000012C1B11CF7586A46148.png" xlink:type="simple" xlink:show="embed" xlink:actuate="onLoad">
            <text:p/>
          </draw:image>
        </draw:frame>
        <draw:custom-shape draw:name="TextBox 37" draw:style-name="gr9" draw:text-style-name="P5" draw:layer="layout" svg:width="6.393cm" svg:height="0.843cm" svg:x="16.807cm" svg:y="17.218cm">
          <text:p text:style-name="P4"><text:span text:style-name="T4">AWS Lamb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3" draw:style-name="gr1" draw:text-style-name="P1" draw:layer="layout" svg:width="1.975cm" svg:height="1.975cm" svg:x="19.016cm" svg:y="15cm">
          <draw:image xlink:href="Pictures/100002010000012C0000012C6E477E94EF2939AC.png" xlink:type="simple" xlink:show="embed" xlink:actuate="onLoad">
            <text:p/>
          </draw:image>
        </draw:frame>
        <draw:custom-shape draw:name="TextBox 31" draw:style-name="gr10" draw:text-style-name="P5" draw:layer="layout" svg:width="6.393cm" svg:height="0.843cm" svg:x="21.8cm" svg:y="5.057cm">
          <text:p text:style-name="P4"><text:span text:style-name="T4">AWS B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" draw:style-name="gr1" draw:text-style-name="P1" draw:layer="layout" svg:width="1.975cm" svg:height="1.975cm" svg:x="24.01cm" svg:y="2.997cm">
          <draw:image xlink:href="Pictures/100002010000012C0000012CC898708944498366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9.335cm" svg:y="7.261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1" draw:text-style-name="P5" draw:layer="layout" svg:width="5cm" svg:height="1.435cm" svg:x="17.4cm" svg:y="8.665cm">
          <text:p text:style-name="P4"><text:span text:style-name="T4">Amazon S3</text:span></text:p>
          <text:p text:style-name="P4"><text:span text:style-name="T4">webs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7" draw:style-name="gr1" draw:text-style-name="P1" draw:layer="layout" svg:width="1.304cm" svg:height="1.304cm" svg:x="19.335cm" svg:y="10.3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2" draw:text-style-name="P5" draw:layer="layout" svg:width="5cm" svg:height="1.435cm" svg:x="17.4cm" svg:y="11.704cm">
          <text:p text:style-name="P4"><text:span text:style-name="T4">Am</text:span><text:span text:style-name="T4">az</text:span><text:span text:style-name="T4">on </text:span><text:span text:style-name="T4">S3</text:span></text:p>
          <text:p text:style-name="P4"><text:span text:style-name="T4">tile</text:span><text:span text:style-name="T4">ca</text:span><text:span text:style-name="T4">ch</text:span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3" draw:text-style-name="P1" draw:layer="layout" svg:width="2.6cm" svg:height="0.001cm" svg:x="16.2cm" svg:y="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3" draw:text-style-name="P1" draw:layer="layout" svg:width="2.6cm" svg:height="0.001cm" svg:x="21.2cm" svg:y="16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4" draw:text-style-name="P1" draw:layer="layout" svg:width="9.7cm" svg:height="0.001cm" svg:x="9.2cm" svg:y="7.999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67" draw:style-name="gr1" draw:text-style-name="P1" draw:layer="layout" svg:width="1.304cm" svg:height="1.304cm" svg:x="19.335cm" svg:y="3.4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5" draw:text-style-name="P5" draw:layer="layout" svg:width="5cm" svg:height="1.435cm" svg:x="17.4cm" svg:y="4.804cm">
          <text:p text:style-name="P4"><text:span text:style-name="T4">Amazon S3</text:span></text:p>
          <text:p text:style-name="P4"><text:span text:style-name="T4">gis-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6" draw:layer="layout" svg:x1="25cm" svg:y1="6cm" svg:x2="25cm" svg:y2="14.8cm">
          <text:p/>
        </draw:line>
        <draw:line draw:style-name="gr16" draw:text-style-name="P6" draw:layer="layout" svg:x1="23.7cm" svg:y1="4cm" svg:x2="21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4_20_35" draw:display-name="msArrowOpenEnd 4 35" svg:viewBox="0 0 350 250" svg:d="M175 0l175 223-38 27-112-152v152h-50v-152l-113 152-37-2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09:15:38.028891242</meta:creation-date>
    <dc:date>2019-08-06T14:51:19.969049080</dc:date>
    <meta:editing-duration>PT4H14M38S</meta:editing-duration>
    <meta:editing-cycles>3</meta:editing-cycles>
    <meta:generator>LibreOffice/6.0.7.3$Linux_X86_64 LibreOffice_project/00m0$Build-3</meta:generator>
    <meta:document-statistic meta:object-count="29"/>
  </office:meta>
</office:document-meta>
</file>